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Verdana"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 style:list-style-name="L1">
      <style:text-properties style:font-name="Verdana"/>
    </style:style>
    <style:style style:name="P6" style:family="paragraph" style:parent-style-name="Standard">
      <style:text-properties style:font-name="Verdana" fo:font-size="9pt" style:font-size-asian="9pt" style:font-size-complex="9pt"/>
    </style:style>
    <style:style style:name="P7" style:family="paragraph" style:parent-style-name="Standard" style:list-style-name="L2">
      <style:text-properties style:font-name="Verdana" fo:font-size="9pt" style:font-size-asian="9pt" style:font-size-complex="9pt"/>
    </style:style>
    <style:style style:name="P8" style:family="paragraph" style:parent-style-name="Standard" style:list-style-name="L3">
      <style:text-properties style:font-name="Verdana" fo:font-size="9pt" style:font-size-asian="9pt" style:font-size-complex="9pt"/>
    </style:style>
    <style:style style:name="P9" style:family="paragraph" style:parent-style-name="Standard" style:list-style-name="L4">
      <style:text-properties style:font-name="Verdana" fo:font-size="9pt" style:font-size-asian="9pt" style:font-size-complex="9pt"/>
    </style:style>
    <style:style style:name="P10" style:family="paragraph" style:parent-style-name="Standard" style:list-style-name="L5">
      <style:text-properties style:font-name="Verdana" fo:font-size="9pt" style:font-size-asian="9pt" style:font-size-complex="9pt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modelos de datos</text:p>
      <text:p text:style-name="P1"/>
      <text:p text:style-name="P1"/>
      <text:p text:style-name="P3">¿Cuál de ellos utilizarías para enviar datos de una máquina a otra (de una aplicación a otra aplicación) a través de Internet?</text:p>
      <text:p text:style-name="P1"/>
      <text:p text:style-name="P1">Según las características que he leido de cada uno por Internet tras la búsqueda de información creo que el que personalmente utilizaría para el envío de datos entre una máquina a otra sería JSON ya que su sintatxis está dedicada a la gestión e identificación de datos además de que puede ser leído por varios lenguajes de programación consiguiendo así el intercambio de información de una aplicación a otra.</text:p>
      <text:p text:style-name="P1"/>
      <text:p text:style-name="P1"/>
      <text:p text:style-name="P1"/>
      <text:p text:style-name="P1"/>
      <text:p text:style-name="P1"/>
      <text:p text:style-name="P1"><text:span text:style-name="T1">¿Se te ocurre alguna manera mejor que las propuestas para estructurar la información? Desarrolla tu nueva propuesta de formato para modelar la información que se <text:s text:c="4"/>recoge mediante el formulario de vuelos en: http://www.edreams.es/ Escribe el fichero resultante.</text:span></text:p>
      <text:list xml:id="list8494378605600208306" text:style-name="L1">
        <text:list-item>
          <text:list>
            <text:list-item>
              <text:p text:style-name="P5">Considerar el conocimiento previo de la gente que lo vaya a usar(para las marcas).</text:p>
            </text:list-item>
            <text:list-item>
              <text:p text:style-name="P5">Basado en convenciones para facilitar la implementación.</text:p>
            </text:list-item>
            <text:list-item>
              <text:p text:style-name="P5">Tiene que tener estructura.</text:p>
            </text:list-item>
          </text:list>
        </text:list-item>
      </text:list>
      <text:p text:style-name="P1"/>
      <text:p text:style-name="P6">{ Vuelos:</text:p>
      <text:p text:style-name="P6"><text:tab/>Ida y Vuelta:</text:p>
      <text:p text:style-name="P6"><text:tab/><text:tab/>Origen: </text:p>
      <text:list xml:id="list2710589478613379656" text:style-name="L2">
        <text:list-item>
          <text:list>
            <text:list-item>
              <text:p text:style-name="P7">Barcelona <text:s/>-</text:p>
            </text:list-item>
            <text:list-item>
              <text:p text:style-name="P7">Madrid <text:s text:c="5"/>-</text:p>
            </text:list-item>
            <text:list-item>
              <text:p text:style-name="P7">Sevilla <text:s text:c="5"/>-</text:p>
            </text:list-item>
            <text:list-item>
              <text:p text:style-name="P7">Mallorca <text:s text:c="3"/>-</text:p>
            </text:list-item>
            <text:list-item>
              <text:p text:style-name="P7">Valencia <text:s text:c="3"/>-</text:p>
            </text:list-item>
          </text:list>
        </text:list-item>
      </text:list>
      <text:p text:style-name="P6"><text:tab/></text:p>
      <text:p text:style-name="P6"><text:tab/><text:tab/>Destino: </text:p>
      <text:list xml:id="list34717633" text:continue-numbering="true" text:style-name="L2">
        <text:list-item>
          <text:list>
            <text:list-item>
              <text:p text:style-name="P7">Barcelona -</text:p>
            </text:list-item>
            <text:list-item>
              <text:p text:style-name="P7">Madrid <text:s text:c="4"/>-</text:p>
            </text:list-item>
            <text:list-item>
              <text:p text:style-name="P7">Sevilla <text:s text:c="4"/>-</text:p>
            </text:list-item>
            <text:list-item>
              <text:p text:style-name="P7">Mallorca <text:s text:c="2"/>-</text:p>
            </text:list-item>
            <text:list-item>
              <text:p text:style-name="P7">Valencia <text:s text:c="2"/>- </text:p>
            </text:list-item>
          </text:list>
        </text:list-item>
      </text:list>
      <text:p text:style-name="P6"><text:tab/><text:tab/></text:p>
      <text:p text:style-name="P6"><text:tab/><text:tab/>Salida:</text:p>
      <text:p text:style-name="P6"><text:tab/><text:tab/><text:tab/>[26-02-2016]</text:p>
      <text:p text:style-name="P6"/>
      <text:p text:style-name="P6"><text:tab/><text:tab/>Regreso:</text:p>
      <text:p text:style-name="P6"><text:tab/><text:tab/><text:tab/>[10-3-2016]</text:p>
      <text:p text:style-name="P6"><text:tab/><text:tab/>Tipo:</text:p>
      <text:p text:style-name="P6"><text:tab/>( </text:p>
      <text:list xml:id="list1150260378548084061" text:style-name="L3">
        <text:list-item>
          <text:list>
            <text:list-item>
              <text:list>
                <text:list-item>
                  <text:p text:style-name="P8">1 adulto <text:s text:c="9"/>-</text:p>
                </text:list-item>
                <text:list-item>
                  <text:p text:style-name="P8">Adultos(12+) <text:s/>-</text:p>
                </text:list-item>
              </text:list>
            </text:list-item>
          </text:list>
        </text:list-item>
      </text:list>
      <text:list xml:id="list4133716646739727452" text:style-name="L4">
        <text:list-item>
          <text:list>
            <text:list-item>
              <text:list>
                <text:list-item>
                  <text:p text:style-name="P9">Niños(2-11) <text:s text:c="3"/>-</text:p>
                </text:list-item>
                <text:list-item>
                  <text:p text:style-name="P9">Bebés(0-2) <text:s text:c="4"/>-</text:p>
                </text:list-item>
              </text:list>
            </text:list-item>
          </text:list>
        </text:list-item>
      </text:list>
      <text:p text:style-name="P6"/>
      <text:p text:style-name="P6"><text:tab/><text:tab/>)</text:p>
      <text:p text:style-name="P1"><text:soft-page-break/><text:tab/><text:tab/></text:p>
      <text:p text:style-name="P6"><text:tab/><text:tab/>Escala &amp; Clase:</text:p>
      <text:p text:style-name="P6"><text:tab/>(</text:p>
      <text:list xml:id="list4865712426589134582" text:style-name="L5">
        <text:list-item>
          <text:list>
            <text:list-item>
              <text:list>
                <text:list-item>
                  <text:p text:style-name="P10">Turista <text:s text:c="13"/>-</text:p>
                </text:list-item>
                <text:list-item>
                  <text:p text:style-name="P10">Turista superior -</text:p>
                </text:list-item>
                <text:list-item>
                  <text:p text:style-name="P10">Business <text:s text:c="9"/>-</text:p>
                </text:list-item>
                <text:list-item>
                  <text:p text:style-name="P10">Primera <text:s text:c="11"/>-</text:p>
                </text:list-item>
              </text:list>
            </text:list-item>
          </text:list>
        </text:list-item>
      </text:list>
      <text:p text:style-name="P6"/>
      <text:p text:style-name="P6"><text:tab/><text:tab/>)</text:p>
      <text:p text:style-name="P6">}</text:p>
      <text:p text:style-name="P6"/>
      <text:p text:style-name="P6"><text:s/>"-" -&gt; Para marcar las opciones.</text:p>
      <text:p text:style-name="P6">"{}" -&gt; Marca la raiz de todo el archivo</text:p>
      <text:p text:style-name="P6">"[]" -&gt; <text:s/>Formato para fechas (como se reconoceria que la fecha escogida en el calendario es una fecha, se guarda entre corchetes)</text:p>
      <text:p text:style-name="P6">"()" - &gt; Listas despleg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8M32S</meta:editing-duration>
    <meta:editing-cycles>6</meta:editing-cycles>
    <meta:generator>OpenOffice/4.1.1$Win32 OpenOffice.org_project/411m6$Build-9775</meta:generator>
    <dc:date>2016-02-25T14:53:09.30</dc:date>
    <meta:document-statistic meta:table-count="0" meta:image-count="0" meta:object-count="0" meta:page-count="2" meta:paragraph-count="47" meta:word-count="278" meta:character-count="1644"/>
    <meta:user-defined meta:name="Info 1"/>
    <meta:user-defined meta:name="Info 2"/>
    <meta:user-defined meta:name="Info 3"/>
    <meta:user-defined meta:name="Info 4"/>
  </office:meta>
</office:document-meta>
</file>